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oogle Sans" svg:font-family="'Google Sans', Roboto, RobotoDraft, Helvetic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fo:line-height="138%" fo:text-align="center" style:justify-single-word="false" fo:padding="0cm" fo:border="none" style:writing-mode="lr-tb"/>
      <style:text-properties style:font-name="Times New Roman"/>
    </style:style>
    <style:style style:name="P2" style:family="paragraph" style:parent-style-name="Text_20_body">
      <style:paragraph-properties fo:margin-top="0cm" fo:margin-bottom="0cm" fo:line-height="138%" fo:padding="0cm" fo:border="none" style:writing-mode="lr-tb"/>
      <style:text-properties fo:font-variant="normal" fo:text-transform="none" fo:color="#222222" style:font-name="Times New Roman" fo:font-size="12pt" fo:letter-spacing="normal" fo:font-style="normal" fo:font-weight="normal" style:font-size-asian="12pt" style:font-size-complex="12pt"/>
    </style:style>
    <style:style style:name="P3" style:family="paragraph" style:parent-style-name="Text_20_body">
      <style:paragraph-properties fo:margin-top="0cm" fo:margin-bottom="0cm" fo:line-height="138%" fo:padding="0cm" fo:border="none" style:writing-mode="lr-tb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4" style:family="paragraph" style:parent-style-name="Text_20_body">
      <style:paragraph-properties fo:margin-top="0cm" fo:margin-bottom="0cm" fo:line-height="138%" fo:padding="0cm" fo:border="none" style:writing-mode="lr-tb"/>
      <style:text-properties fo:font-variant="normal" fo:text-transform="none" fo:color="#000000" style:font-name="Times New Roman" fo:font-size="12pt" fo:letter-spacing="normal" fo:font-style="normal" fo:font-weight="bold" style:font-size-asian="12pt" style:font-size-complex="12pt"/>
    </style:style>
    <style:style style:name="P5" style:family="paragraph" style:parent-style-name="Text_20_body">
      <style:paragraph-properties fo:margin-top="0.212cm" fo:margin-bottom="0cm" fo:padding="0cm" fo:border="none" style:writing-mode="lr-tb"/>
    </style:style>
    <style:style style:name="P6" style:family="paragraph" style:parent-style-name="Text_20_body">
      <style:paragraph-properties fo:margin-top="0.212cm" fo:margin-bottom="0cm" fo:padding="0cm" fo:border="none" style:writing-mode="lr-tb"/>
      <style:text-properties fo:font-variant="normal" fo:text-transform="none" fo:color="#222222" style:font-name="Times New Roman" fo:font-size="12pt" fo:letter-spacing="normal" fo:font-style="normal" fo:font-weight="normal" style:font-size-asian="12pt" style:font-size-complex="12pt"/>
    </style:style>
    <style:style style:name="P7" style:family="paragraph" style:parent-style-name="Text_20_body">
      <style:paragraph-properties fo:margin-top="0.212cm" fo:margin-bottom="0cm" fo:padding="0cm" fo:border="none" style:writing-mode="lr-tb"/>
      <style:text-properties style:font-name="Times New Roman" fo:font-size="12pt" style:font-size-asian="12pt" style:font-size-complex="12pt"/>
    </style:style>
    <style:style style:name="T1" style:family="text">
      <style:text-properties fo:color="#000000"/>
    </style:style>
    <style:style style:name="T2" style:family="text">
      <style:text-properties fo:color="#000000" fo:font-weight="bold"/>
    </style:style>
    <style:style style:name="T3" style:family="text">
      <style:text-properties fo:color="#000000" style:font-name="Bahnschrift" fo:font-size="15pt" fo:font-weight="bold" style:font-size-asian="15pt" style:font-size-complex="15pt"/>
    </style:style>
    <style:style style:name="T4" style:family="text">
      <style:text-properties fo:color="#000000" fo:font-size="15pt" fo:font-weight="bold" style:font-size-asian="15pt" style:font-size-complex="15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:lq">
        <text:section text:style-name="Sect1" text:name=":lp">
          <text:section text:style-name="Sect1" text:name="avWBGd-17">
            <text:p text:style-name="P1"><text:bookmark text:name="m_-2544182880107733253m_-2505153477297414121gmail-docs-internal-guid-440a5a71-7fff-c54c-3c69-340330bbd0e2"/><text:span text:style-name="T4">ASSIGNMENT 8</text:span></text:p>
            <text:p text:style-name="P6"><text:line-break/></text:p>
            <text:p text:style-name="P2"><text:span text:style-name="T2">1. List total deposit from deposit.</text:span><text:span text:style-name="T1"> </text:span></text:p>
            <text:p text:style-name="P7"/>
            <text:p text:style-name="P3">--&gt; SELECT SUM(amount) AS total_deposit FROM deposit;</text:p>
            <text:p text:style-name="P7"/>
            <text:p text:style-name="P4">2. List total loan from karolbagh branch.</text:p>
            <text:p text:style-name="P7"/>
            <text:p text:style-name="P3">--&gt; SELECT SUM(loan_amount) AS total_loan FROM loan WHERE branch = 'Karol Bagh';</text:p>
            <text:p text:style-name="P7"/>
            <text:p text:style-name="P4">3. Give maximum loan from branch vrce.</text:p>
            <text:p text:style-name="P7"/>
            <text:p text:style-name="P3">--&gt; SELECT MAX(loan_amount) AS max_loan FROM loan WHERE branch = 'VRCE';</text:p>
            <text:p text:style-name="P7"/>
            <text:p text:style-name="P4">4. Count total number of customers .</text:p>
            <text:p text:style-name="P7"/>
            <text:p text:style-name="P3">--&gt; SELECT COUNT(*) AS total_customers FROM customer;</text:p>
            <text:p text:style-name="P7"/>
            <text:p text:style-name="P4">5. Count total number of customer‟s cities.</text:p>
            <text:p text:style-name="P7"/>
            <text:p text:style-name="P3">--&gt; SELECT COUNT(DISTINCT city) AS total_cities FROM customer;</text:p>
            <text:p text:style-name="P7"/>
            <text:p text:style-name="P4">6. Create table supplier from employee with all the columns.</text:p>
            <text:p text:style-name="P7"/>
            <text:p text:style-name="P3">--&gt; CREATE TABLE supplier AS SELECT * FROM employee;</text:p>
            <text:p text:style-name="P7"/>
            <text:p text:style-name="P4">7. Create table sup1 from employee with first two columns.</text:p>
            <text:p text:style-name="P7"/>
            <text:p text:style-name="P3">--&gt; CREATE TABLE sup1 AS SELECT emp_no, emp_name FROM employee;</text:p>
            <text:p text:style-name="P7"/>
            <text:p text:style-name="P4">8. Create table sup2 from employee with no data.</text:p>
            <text:p text:style-name="P7"/>
            <text:p text:style-name="P3">--&gt; CREATE TABLE sup2 AS SELECT * FROM employee WHERE 1=0;</text:p>
            <text:p text:style-name="P7"/>
            <text:p text:style-name="P4"/>
            <text:p text:style-name="P4"/>
            <text:p text:style-name="P4"><text:soft-page-break/>9. Insert the data into sup2 from employee whose second character should be „n‟ and string</text:p>
            <text:p text:style-name="P4">should be 5 characters long in employee name field.</text:p>
            <text:p text:style-name="P7"/>
            <text:p text:style-name="P3">--&gt; INSERT INTO sup2 SELECT * FROM employee WHERE SUBSTR(emp_name,2,1) = 'n' AND LENGTH(emp_name) = 5;</text:p>
            <text:p text:style-name="P7"/>
            <text:p text:style-name="P4">10.Delete all the rows from sup1.</text:p>
            <text:p text:style-name="P7"/>
            <text:p text:style-name="P3">--&gt; DELETE FROM sup1;</text:p>
            <text:p text:style-name="P7"/>
            <text:p text:style-name="P4">11.Delete the detail of supplier whose sup_no is 103.</text:p>
            <text:p text:style-name="P7"/>
            <text:p text:style-name="P3">--&gt; DELETE FROM supplier WHERE sup_no = 103;</text:p>
            <text:p text:style-name="P7"/>
            <text:p text:style-name="P4">12.Rename the table sup2 to suplier_two.</text:p>
            <text:p text:style-name="P7"/>
            <text:p text:style-name="P3">--&gt; ALTER TABLE sup2 RENAME TO suplier_two;</text:p>
            <text:p text:style-name="P7"/>
            <text:p text:style-name="P4">13.Destroy table sup1 with all the data.</text:p>
            <text:p text:style-name="P7"/>
            <text:p text:style-name="P3">--&gt; DROP TABLE sup1;</text:p>
            <text:p text:style-name="P7"/>
            <text:p text:style-name="P4">14.Update the value dept_no to 10 where second character of emp. name is „m‟.</text:p>
            <text:p text:style-name="P7"/>
            <text:p text:style-name="P3">--&gt; UPDATE employee SET dept_no = 10 WHERE SUBSTR(emp_name,2,1) = 'm';</text:p>
            <text:p text:style-name="P7"/>
            <text:p text:style-name="P4">15.Update the value of employee name whose employee number is 103</text:p>
            <text:p text:style-name="P7"/>
            <text:p text:style-name="P3">--&gt; UPDATE employee SET emp_name = '&amp;new_emp_name' WHERE emp_no = 103;</text:p>
            <text:p text:style-name="P5"/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oogle Sans" svg:font-family="'Google Sans', Roboto, RobotoDraft, Helvetic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6-03-31T10:07:33.34</meta:creation-date>
    <dc:date>2026-03-31T10:16:26.34</dc:date>
    <meta:editing-duration>PT3M17S</meta:editing-duration>
    <meta:editing-cycles>2</meta:editing-cycles>
    <meta:generator>OpenOffice/4.1.15$Win32 OpenOffice.org_project/4115m2$Build-9813</meta:generator>
    <meta:document-statistic meta:table-count="0" meta:image-count="0" meta:object-count="0" meta:page-count="2" meta:paragraph-count="33" meta:word-count="294" meta:character-count="1685"/>
  </office:meta>
</office:document-meta>
</file>